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 style:master-page-name="">
      <style:table-properties style:width="36.384cm" fo:margin-left="1.152cm" style:page-number="auto" table:align="left"/>
    </style:style>
    <style:style style:name="Tabella1.A" style:family="table-column">
      <style:table-column-properties style:column-width="15.381cm"/>
    </style:style>
    <style:style style:name="Tabella1.B" style:family="table-column">
      <style:table-column-properties style:column-width="21.003cm"/>
    </style:style>
    <style:style style:name="Tabella1.A1" style:family="table-cell">
      <style:table-cell-properties style:vertical-align="middle" fo:padding="0.176cm" fo:border="1pt solid #000000"/>
    </style:style>
    <style:style style:name="Tabella2" style:family="table">
      <style:table-properties style:width="12.545cm" fo:margin-left="1.249cm" table:align="left"/>
    </style:style>
    <style:style style:name="Tabella2.A" style:family="table-column">
      <style:table-column-properties style:column-width="12.545cm"/>
    </style:style>
    <style:style style:name="Tabella2.A1" style:family="table-cell">
      <style:table-cell-properties style:vertical-align="middle" fo:padding="0.176cm" fo:border="1pt solid #000000"/>
    </style:style>
    <style:style style:name="Tabella3" style:family="table">
      <style:table-properties style:width="12.502cm" fo:margin-left="1.249cm" table:align="left"/>
    </style:style>
    <style:style style:name="Tabella3.A" style:family="table-column">
      <style:table-column-properties style:column-width="12.502cm"/>
    </style:style>
    <style:style style:name="Tabella3.A1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09eeeb" officeooo:paragraph-rsid="0009eeeb"/>
    </style:style>
    <style:style style:name="P2" style:family="paragraph" style:parent-style-name="Table_20_Contents">
      <style:paragraph-properties fo:margin-left="0.243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left="0.49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left="0.238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left="0.233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.023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727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bold" officeooo:paragraph-rsid="0011e4ec" style:text-blinking="false" fo:background-color="transparent"/>
    </style:style>
    <style:style style:name="P8" style:family="paragraph" style:parent-style-name="Text_20_body">
      <style:paragraph-properties fo:margin-left="0.051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fo:font-weight="normal" style:text-blinking="false" fo:background-color="transparent" loext:padding="0.049cm" loext:border="0.06pt solid #d9d9e3"/>
    </style:style>
    <style:style style:name="P9" style:family="paragraph" style:parent-style-name="Text_20_body">
      <style:paragraph-properties fo:margin-left="0.049cm" fo:margin-right="0cm" fo:margin-top="0.39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5.9499998092651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.034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5.9499998092651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0.032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5.9499998092651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.019cm" fo:margin-right="0cm" fo:margin-top="0.416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5.9499998092651pt" fo:font-style="normal" style:text-underline-style="none" fo:font-weight="bold" style:text-blinking="false" fo:background-color="transparent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5.9499998092651pt" fo:font-style="normal" style:text-underline-style="none" fo:font-weight="bold" officeooo:rsid="0009eeeb" officeooo:paragraph-rsid="0009eeeb" style:text-blinking="false" fo:background-color="transparent"/>
    </style:style>
    <style:style style:name="P14" style:family="paragraph" style:parent-style-name="Text_20_body">
      <style:paragraph-properties fo:margin-left="0.007cm" fo:margin-right="0cm" fo:margin-top="0.385cm" fo:margin-bottom="0cm" style:contextual-spacing="false" fo:line-height="121%" fo:text-align="justify" style:justify-single-word="false" fo:text-indent="0.044cm" style:auto-text-indent="false" style:writing-mode="lr-tb"/>
      <style:text-properties fo:font-weight="normal"/>
    </style:style>
    <style:style style:name="P15" style:family="paragraph" style:parent-style-name="Text_20_body">
      <style:paragraph-properties fo:margin-left="1.249cm" fo:margin-right="0cm" fo:text-indent="0cm" style:auto-text-indent="false"/>
    </style:style>
    <style:style style:name="P16" style:family="paragraph" style:parent-style-name="Text_20_body">
      <style:paragraph-properties fo:margin-top="0.023cm" fo:margin-bottom="0cm" style:contextual-spacing="false" fo:line-height="120%" style:writing-mode="lr-tb"/>
      <style:text-properties officeooo:paragraph-rsid="00103901"/>
    </style:style>
    <style:style style:name="P17" style:family="paragraph" style:parent-style-name="Text_20_body">
      <style:paragraph-properties fo:margin-left="0.051cm" fo:margin-right="0cm" fo:margin-top="0cm" fo:margin-bottom="0cm" style:contextual-spacing="false" fo:line-height="120%" fo:text-indent="0cm" style:auto-text-indent="false" style:writing-mode="lr-tb"/>
    </style:style>
    <style:style style:name="P18" style:family="paragraph" style:parent-style-name="Table_20_Contents">
      <loext:graphic-properties draw:fill="none"/>
      <style:paragraph-properties fo:margin-left="0cm" fo:margin-right="0cm" fo:orphans="0" fo:widows="0" fo:text-indent="0.801cm" style:auto-text-indent="false" fo:background-color="transparent" text:number-lines="false" text:line-number="0"/>
      <style:text-properties officeooo:rsid="000c9514" officeooo:paragraph-rsid="000c9514"/>
    </style:style>
    <style:style style:name="P19" style:family="paragraph" style:parent-style-name="Table_20_Contents">
      <loext:graphic-properties draw:fill="none"/>
      <style:paragraph-properties fo:margin-left="0.199cm" fo:margin-right="-10.8cm" fo:orphans="0" fo:widows="0" fo:text-indent="0cm" style:auto-text-indent="false" fo:background-color="transparent" text:number-lines="false" text:line-number="0"/>
      <style:text-properties officeooo:rsid="00103901" officeooo:paragraph-rsid="0010c418"/>
    </style:style>
    <style:style style:name="P20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1" style:family="paragraph" style:parent-style-name="Text_20_body" style:list-style-name="L1">
      <style:paragraph-properties fo:padding="0.049cm" fo:border="0.06pt solid #d9d9e3"/>
    </style:style>
    <style:style style:name="P22" style:family="paragraph" style:parent-style-name="Text_20_body" style:list-style-name="L2">
      <style:paragraph-properties fo:margin-top="0cm" fo:margin-bottom="0cm" style:contextual-spacing="false" fo:padding="0.049cm" fo:border="0.06pt solid #d9d9e3"/>
      <style:text-properties loext:padding="0.049cm" loext:border="0.06pt solid #d9d9e3"/>
    </style:style>
    <style:style style:name="P23" style:family="paragraph" style:parent-style-name="Text_20_body" style:list-style-name="L2">
      <style:paragraph-properties fo:padding="0.049cm" fo:border="0.06pt solid #d9d9e3"/>
      <style:text-properties loext:padding="0.049cm" loext:border="0.06pt solid #d9d9e3"/>
    </style:style>
    <style:style style:name="P24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25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style:text-blinking="false" fo:background-color="#ffffff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officeooo:rsid="000c9514" style:text-blinking="false" fo:background-color="#ffffff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officeooo:rsid="0010c418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4.0500001907349pt" fo:font-style="normal" style:text-underline-style="none" officeooo:rsid="000c951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officeooo:rsid="000c9514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8" style:family="text">
      <style:text-properties officeooo:rsid="000f6232"/>
    </style:style>
    <style:style style:name="T9" style:family="text">
      <style:text-properties officeooo:rsid="00103901"/>
    </style:style>
    <style:style style:name="T10" style:family="text">
      <style:text-properties officeooo:rsid="0010c418"/>
    </style:style>
    <style:style style:name="T11" style:family="text">
      <style:text-properties officeooo:rsid="0011e4e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ish=egoista</text:p>
      <text:p text:style-name="P1">clumsy=maldestro</text:p>
      <text:p text:style-name="P1">reliable=affidabile</text:p>
      <text:p text:style-name="P1">consta</text:p>
      <text:p text:style-name="P1">hair:</text:p>
      <text:p text:style-name="P1">ginger:rossi</text:p>
      <text:p text:style-name="P1">eyes:</text:p>
      <text:p text:style-name="P1">almond=castani verdi</text:p>
      <text:p text:style-name="P1">shortsighted: un po <text:s/>che non vede</text:p>
      <text:p text:style-name="P13"><text:bookmark text:name="docs-internal-guid-d390713f-7fff-2f05-3e20-e49ce2f37eea"/>Personality adjectives</text:p>
      <text:p text:style-name="P9">1. Put the following adjectives in the correct column.</text:p>
      <text:p text:style-name="P14"><text:span text:style-name="T1">Brave – Childish</text:span><text:span text:style-name="T2">(infantile)</text:span><text:span text:style-name="T1"> – Loyal – Lazy - Self-centred – Trustworthy </text:span><text:span text:style-name="T2">(fidata)</text:span><text:span text:style-name="T1">– Gullible</text:span><text:span text:style-name="T2">(ingenuo)</text:span><text:span text:style-name="T1"> – Indecisive -</text:span><text:span text:style-name="T5"> </text:span><text:span text:style-name="T1">Cheerful – Selfish – Bossy </text:span><text:span text:style-name="T3">(prepotente)</text:span><text:span text:style-name="T1">– Sincere – Meticulous – Moody </text:span><text:span text:style-name="T2">(lunatico)</text:span><text:span text:style-name="T1">– Frank </text:span><text:span text:style-name="T2">(franca)</text:span><text:span text:style-name="T1"> – Grumpy </text:span><text:span text:style-name="T2">(brontolone)</text:span><text:span text:style-name="T1">– Fussy</text:span><text:span text:style-name="T2">(pignolo)</text:span><text:span text:style-name="T5"> </text:span><text:span text:style-name="T6">(</text:span><text:span text:style-name="T7">– </text:span><text:span text:style-name="T1">Confident – Jealous – Helpful - Patient – Mean</text:span><text:span text:style-name="T2">(cattivo)</text:span><text:span text:style-name="T1"> - Vain</text:span><text:span text:style-name="T4">(vaitoso)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Positive</text:p>
          </table:table-cell>
          <table:table-cell table:style-name="Tabella1.A1" office:value-type="string">
            <text:p text:style-name="P4">Negative</text:p>
          </table:table-cell>
        </table:table-row>
        <table:table-row>
          <table:table-cell table:style-name="Tabella1.A1" office:value-type="string">
            <text:p text:style-name="P18"><text:span text:style-name="T10">S</text:span><text:span text:style-name="T9">incere, meticulous </text:span>Brave,<text:span text:style-name="T9">loyal, ,trustworthy, frank,helpful,confident,patient</text:span></text:p>
          </table:table-cell>
          <table:table-cell table:style-name="Tabella1.A1" office:value-type="string">
            <text:p text:style-name="P19">Bossy.Childish, lazy , self centred,, moody , mean,vain , jealous , grumpy gullible,indecisive,cheerful,selfish,fussy</text:p>
          </table:table-cell>
        </table:table-row>
      </table:table>
      <text:p text:style-name="Text_20_body"/>
      <text:p text:style-name="P10">2. Write the opposite of each of the following adjectives.</text:p>
      <text:p text:style-name="P7">Polite -<text:span text:style-name="T8">(educato)<text:tab/></text:span></text:p>
      <text:p text:style-name="P7"><text:tab/>Polite – Rud<text:span text:style-name="T11">e</text:span></text:p>
      <text:p text:style-name="P16"><text:s text:c="4"/><text:tab/>Kind <text:span text:style-name="T11">(gentile)</text:span>– Unkind, mean, cruel</text:p>
      <text:list text:style-name="L1">
        <text:list-item>
          <text:p text:style-name="P20">Honest – Dishonest</text:p>
        </text:list-item>
        <text:list-item>
          <text:p text:style-name="P20">Reliable – Unreliable</text:p>
        </text:list-item>
        <text:list-item>
          <text:p text:style-name="P20">Outgoing – Introvert, shy</text:p>
        </text:list-item>
        <text:list-item>
          <text:p text:style-name="P20">Hard-working – Lazy,idley</text:p>
        </text:list-item>
        <text:list-item>
          <text:p text:style-name="P20">Serious – Playful,funny,childish</text:p>
        </text:list-item>
        <text:list-item>
          <text:p text:style-name="P20">Selfish – Selfless, generous, </text:p>
        </text:list-item>
        <text:list-item>
          <text:p text:style-name="P20">Stupid – Intelligent, smart,clever</text:p>
        </text:list-item>
        <text:list-item>
          <text:p text:style-name="P20">Insecure – Confident, secure</text:p>
        </text:list-item>
        <text:list-item>
          <text:p text:style-name="P20">Quiet – Loud,noisy</text:p>
        </text:list-item>
        <text:list-item>
          <text:p text:style-name="P20">Impatient – Patient</text:p>
        </text:list-item>
        <text:list-item>
          <text:p text:style-name="P20">Lucky – Unlucky</text:p>
        </text:list-item>
        <text:list-item>
          <text:p text:style-name="P20">Careful<text:span text:style-name="T11">(attento)</text:span> – Careless</text:p>
        </text:list-item>
        <text:list-item>
          <text:p text:style-name="P21">Anxious – Calm</text:p>
        </text:list-item>
      </text:list>
      <text:p text:style-name="P6"/>
      <text:p text:style-name="P11">3. Complete the sentences with the appropriate words.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">Shy Clever Tidy Outgoing Lazy Patient Jealous Proud Kind Rude</text:p>
          </table:table-cell>
        </table:table-row>
      </table:table>
      <text:p text:style-name="P15"/>
      <text:p text:style-name="P8"><text:tab/>Tim never helps with the housework. He’s so lazy.</text:p>
      <text:list text:style-name="L2">
        <text:list-item>
          <text:p text:style-name="P22">Zoe was jealous of her little sister because she had many beautiful toys.</text:p>
        </text:list-item>
        <text:list-item>
          <text:p text:style-name="P22">Karen rarely gets angry with people. She’s always patient.</text:p>
        </text:list-item>
        <text:list-item>
          <text:p text:style-name="P22">Pam is very outgoing. I’m sure you’ll like her when you meet her.</text:p>
        </text:list-item>
        <text:list-item>
          <text:p text:style-name="P22">The teacher felt very proud when all her students passed the exam.</text:p>
        </text:list-item>
        <text:list-item>
          <text:p text:style-name="P22">My friend Rainia is very clever. She is good at learning things.</text:p>
        </text:list-item>
        <text:list-item>
          <text:p text:style-name="P22">People who push in front of you in queues are very rude!</text:p>
        </text:list-item>
        <text:list-item>
          <text:p text:style-name="P22">My sister Marisa is shy. I'm the opposite. I'm veRy outgoing.</text:p>
        </text:list-item>
        <text:list-item>
          <text:p text:style-name="P22">My brother Jorge is tidy. His bedroom is always tidy.</text:p>
        </text:list-item>
        <text:list-item>
          <text:p text:style-name="P23">My neighbor is a good person. She has always been very kind to me.</text:p>
        </text:list-item>
      </text:list>
      <text:p text:style-name="Text_20_body"><text:line-break/></text:p>
      <text:p text:style-name="P12">4. Write the correct adjective for each definition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3">Stubborn Silly Narrow-minded Mean Lively Vain Materialistic</text:p>
          </table:table-cell>
        </table:table-row>
      </table:table>
      <text:p text:style-name="P15"/>
      <text:p text:style-name="P17">You love money more than anything else: Materialistic</text:p>
      <text:list text:style-name="L3">
        <text:list-item>
          <text:p text:style-name="P24">You spend half of the day in front of the mirror: Vain</text:p>
        </text:list-item>
        <text:list-item>
          <text:p text:style-name="P24">You dislike and refuse ideas or cultures different from your own: Narrow-minded(mentalità chiusa)</text:p>
        </text:list-item>
        <text:list-item>
          <text:p text:style-name="P24">You never give money to charity: Mean</text:p>
        </text:list-item>
        <text:list-item>
          <text:p text:style-name="P24">You are very energetic: Lively</text:p>
        </text:list-item>
        <text:list-item>
          <text:p text:style-name="P24">You are like a donkey: Stubborn</text:p>
        </text:list-item>
        <text:list-item>
          <text:p text:style-name="P25">You don't show much intelligence: Sil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11:36:19.624000000</meta:creation-date>
    <dc:date>2023-11-13T17:39:35</dc:date>
    <meta:editing-duration>PT40M13S</meta:editing-duration>
    <meta:editing-cycles>11</meta:editing-cycles>
    <meta:generator>LibreOffice/7.4.2.3$Windows_X86_64 LibreOffice_project/382eef1f22670f7f4118c8c2dd222ec7ad009daf</meta:generator>
    <meta:document-statistic meta:table-count="3" meta:image-count="0" meta:object-count="0" meta:page-count="1" meta:paragraph-count="55" meta:word-count="361" meta:character-count="2415" meta:non-whitespace-character-count="2098"/>
  </office:meta>
</office:document-meta>
</file>